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mplementacja algorytmów Dijkstry i Bellmana-Forda</text:h>
      <text:section text:style-name="Sect1" text:name="intro">
        <text:p text:style-name="Text_20_body"/>
        <text:section text:style-name="Sect1" text:name="yui_3_15_0_2_1490082459915_14">
          <text:p text:style-name="Text_20_body">Język programowania: C++/Java</text:p>
          <text:p text:style-name="Text_20_body">Do uzyskania: 3 punkty</text:p>
          <text:p text:style-name="Text_20_body">Czas: 2 tygodnie</text:p>
          <text:p text:style-name="Text_20_body"><text:bookmark text:name="yui_3_15_0_2_1490082459915_13"/>Celem zadania jest implementacja algorytmów Dijkstry oraz Bellmana-Forda do znajdowania najkrótszych ścieżek w skierowanym grafie ważonym.</text:p>
          <text:p text:style-name="Text_20_body">Program realizujący zadanie powinien przyjmować dwa parametry w linii wywołania:</text:p>
          <text:list xml:id="list1190198509384880455" text:style-name="L1">
            <text:list-item>
              <text:p text:style-name="P3">parametr określający, który algorytm ma być użyty: </text:p>
              <text:list>
                <text:list-item>
                  <text:p text:style-name="P3">-d Dijkstra </text:p>
                </text:list-item>
                <text:list-item>
                  <text:p text:style-name="P3">-b Bellman-Ford </text:p>
                </text:list-item>
              </text:list>
            </text:list-item>
            <text:list-item>
              <text:p text:style-name="P1">litera oznaczająca wierzchołek, z którego wyznaczamy najkrótsze ścieżki do innych wierzchołków (wierzchołki w grafach podawanych do programu będą identyfikowane przez litery angielskiego alfabetu) </text:p>
            </text:list-item>
          </text:list>
          <text:p text:style-name="Text_20_body">Po uruchomieniu program powinien wczytać ze standardowego wejścia opis grafu w formacie podanym poniżej:</text:p>
          <text:p text:style-name="Preformatted_20_Text">N</text:p>
          <text:p text:style-name="Preformatted_20_Text">a1 ... aN</text:p>
          <text:p text:style-name="Preformatted_20_Text">M</text:p>
          <text:p text:style-name="Preformatted_20_Text">a1 b1 w1</text:p>
          <text:p text:style-name="Preformatted_20_Text">...</text:p>
          <text:p text:style-name="P5">aM bM wM</text:p>
          <text:p text:style-name="Text_20_body">gdzie:<text:line-break/>N - liczba całkowita - liczba wierzchołków w grafie<text:line-break/>a1 ... aN - N różnych znaków (char) oznaczających wierzchołki grafu, w jednej linii oddzielone spacjami<text:line-break/>M - liczba całkowita - liczba krawędzi w grafie<text:line-break/>po której następuje M linii - w każdej linii są dwa znaki oddzielone spacją oznaczające krawędź w grafie a po nich (i po spacji) liczba oznaczająca wagę krawędzi</text:p>
          <text:p text:style-name="Text_20_body">Wynikiem działania programu powinno być wypisanie na ekran wszystkich wierzchołków grafu wraz ze znalezionymi wagami najkrótszych ścieżek od podanego wierzchołka początkowego do tych wierzchołków. Wierzchołki powinny być wypisane w kolejności alfabetycznej, każdy w osobnej linii, w postaci "litera, spacja, odległość".</text:p>
          <text:p text:style-name="Text_20_body">W przypadku algorytmu Bellmana-Forda, jeżeli graf zawiera cykl o łącznej ujemnej wadze krawędzi, program powinien przed wypisywaniem wierzchołków z odległościami wypisać jeszcze jedną linię zawierającą tylko wykrzyknik (patrz przykład 2).</text:p>
          <text:p text:style-name="Text_20_body">Uwagi:</text:p>
          <text:list xml:id="list5117873358128215660" text:style-name="L2">
            <text:list-item>
              <text:p text:style-name="P4"><text:soft-page-break/>Można założyć, że przy testach algorytmu Dijkstry do programu podawane będą jedynie grafy o nieujemnych wagach krawędzi. </text:p>
            </text:list-item>
            <text:list-item>
              <text:p text:style-name="P4">Program powinien działać nawet dla grafów, które nie są spójne. Za odpowiednik nieskończoności należy przyjąć wartość 100000 (zatem w danych użytych do testowania zadania nie pojawią się ścieżki o tak dużych wagach). </text:p>
            </text:list-item>
            <text:list-item>
              <text:p text:style-name="P2">W archiwum ZIP dołączonym do tego tematu na Pegazie można znaleźć wejście i wzorcowe wyjście dla poniższych testów oraz dodatkowe testy. </text:p>
            </text:list-item>
          </text:list>
          <text:p text:style-name="Text_20_body"><text:span text:style-name="Strong_20_Emphasis">Przykład 0:</text:span></text:p>
          <text:p text:style-name="Text_20_body">wejście:</text:p>
          <text:p text:style-name="Preformatted_20_Text">5</text:p>
          <text:p text:style-name="Preformatted_20_Text">A B C D E</text:p>
          <text:p text:style-name="Preformatted_20_Text">10</text:p>
          <text:p text:style-name="Preformatted_20_Text">A B 1</text:p>
          <text:p text:style-name="Preformatted_20_Text">A D 17</text:p>
          <text:p text:style-name="Preformatted_20_Text">B A 16</text:p>
          <text:p text:style-name="Preformatted_20_Text">B E 1</text:p>
          <text:p text:style-name="Preformatted_20_Text">C A 5</text:p>
          <text:p text:style-name="Preformatted_20_Text">C B 2</text:p>
          <text:p text:style-name="Preformatted_20_Text">C D 14</text:p>
          <text:p text:style-name="Preformatted_20_Text">D C 11</text:p>
          <text:p text:style-name="Preformatted_20_Text">E A 3</text:p>
          <text:p text:style-name="P5">E C 25</text:p>
          <text:p text:style-name="Text_20_body">wywołanie (obydwa powinny w tym przypadku dać takie same wyniki)</text:p>
          <text:p text:style-name="Text_20_body">./main.exe -d A <text:line-break/>./main.exe -b A</text:p>
          <text:p text:style-name="Text_20_body">wyjście:</text:p>
          <text:p text:style-name="Preformatted_20_Text">A 0</text:p>
          <text:p text:style-name="Preformatted_20_Text">B 1</text:p>
          <text:p text:style-name="Preformatted_20_Text">C 27</text:p>
          <text:p text:style-name="Preformatted_20_Text">D 17</text:p>
          <text:p text:style-name="P5">E 2</text:p>
          <text:p text:style-name="Text_20_body"><text:span text:style-name="Strong_20_Emphasis">Przykład 1 (graf niespójny):</text:span></text:p>
          <text:p text:style-name="Text_20_body">wejście:</text:p>
          <text:p text:style-name="Preformatted_20_Text">4</text:p>
          <text:p text:style-name="Preformatted_20_Text">A B C D</text:p>
          <text:p text:style-name="Preformatted_20_Text">3</text:p>
          <text:p text:style-name="Preformatted_20_Text">A B 6</text:p>
          <text:p text:style-name="Preformatted_20_Text">B D 9</text:p>
          <text:p text:style-name="P5">D A 3</text:p>
          <text:p text:style-name="Text_20_body">wywołanie (obydwa powinny w tym przypadku dać takie same wyniki)</text:p>
          <text:p text:style-name="Text_20_body">./main.exe -d A <text:line-break/>./main.exe -b A</text:p>
          <text:p text:style-name="Text_20_body">wyjście:</text:p>
          <text:p text:style-name="Preformatted_20_Text">A 0</text:p>
          <text:p text:style-name="Preformatted_20_Text"><text:soft-page-break/>B 6</text:p>
          <text:p text:style-name="Preformatted_20_Text">C 100000</text:p>
          <text:p text:style-name="P5">D 15</text:p>
          <text:p text:style-name="Text_20_body"><text:span text:style-name="Strong_20_Emphasis">Przykład 2 (cykl ujemny):</text:span></text:p>
          <text:p text:style-name="Text_20_body">wejście:</text:p>
          <text:p text:style-name="Preformatted_20_Text">4</text:p>
          <text:p text:style-name="Preformatted_20_Text">A B C D</text:p>
          <text:p text:style-name="Preformatted_20_Text">5</text:p>
          <text:p text:style-name="Preformatted_20_Text">A B 11</text:p>
          <text:p text:style-name="Preformatted_20_Text">A D 3</text:p>
          <text:p text:style-name="Preformatted_20_Text">B C 8</text:p>
          <text:p text:style-name="Preformatted_20_Text">C A 14</text:p>
          <text:p text:style-name="P5">D C -19</text:p>
          <text:p text:style-name="Text_20_body">wywołanie (tylko algorytm Bellmana-Forda)</text:p>
          <text:p text:style-name="Text_20_body">./main.exe -b A</text:p>
          <text:p text:style-name="Text_20_body">wyjście (<text:span text:style-name="Strong_20_Emphasis">Uwaga: w przypadku grafu z cyklem ujemnym wyniki algorytmu Bellmana-Forda mogą być różne zależnie od implementacji i nie jest to błędem. Istotne jest zatem, żeby w pierwszej linii pojawił się wykrzyknik; reszta wyjścia z programu może być inna niż podanym przykładzie.</text:span>):</text:p>
          <text:p text:style-name="Preformatted_20_Text">!</text:p>
          <text:p text:style-name="Preformatted_20_Text">A -2</text:p>
          <text:p text:style-name="Preformatted_20_Text">B 9</text:p>
          <text:p text:style-name="Preformatted_20_Text">C -18</text:p>
          <text:p text:style-name="P5">D 1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8:49:08.679338822</meta:creation-date>
    <dc:date>2017-03-21T08:49:58.260847314</dc:date>
    <meta:editing-duration>PT50S</meta:editing-duration>
    <meta:editing-cycles>1</meta:editing-cycles>
    <meta:document-statistic meta:table-count="0" meta:image-count="0" meta:object-count="0" meta:page-count="3" meta:paragraph-count="80" meta:word-count="508" meta:character-count="2975" meta:non-whitespace-character-count="2545"/>
    <meta:generator>LibreOffice/5.1.6.2$Linux_X86_64 LibreOffice_project/10m0$Build-2</meta:generator>
  </office:meta>
</office:document-meta>
</file>